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E29D08E06C40B7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1" text:anchor-type="char" svg:width="13.945cm" svg:height="9.296cm" draw:z-index="0"><draw:image xlink:href="Pictures/1000000100000E1000000960E29D08E06C40B7D4.png" xlink:type="simple" xlink:show="embed" xlink:actuate="onLoad" draw:mime-type="image/png"/></draw:frame><draw:frame draw:style-name="fr1" draw:name="Immagine2" text:anchor-type="char" svg:x="1.822cm" svg:y="11.001cm" svg:width="13.945cm" svg:height="9.296cm" draw:z-index="1"><draw:image xlink:href="Pictures/1000000100000E1000000960E29D08E06C40B7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23:15.496998695</meta:creation-date>
    <meta:print-date>2022-05-14T11:28:54.749761622</meta:print-date>
    <dc:date>2022-12-24T18:40:38.292339794</dc:date>
    <meta:editing-duration>PT11M1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